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Конспект и дневник разработки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19,05,25</text:p>
          </table:table-cell>
          <table:table-cell table:style-name="ce2" office:value-type="string">
            <text:p>UPSERT - <text:s/>INSERT ON DUPLICATE KEY UPDATE) </text:p>
          </table:table-cell>
        </table:table-row>
        <table:table-row table:style-name="ro3">
          <table:table-cell/>
          <table:table-cell office:value-type="string">
            <text:p>Команда MySQL для вставки значений, если дубликатов ключа не найдено, обновление значения, если найден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ce2" office:value-type="string">
            <text:p>JSX</text:p>
          </table:table-cell>
        </table:table-row>
        <table:table-row table:style-name="ro2">
          <table:table-cell/>
          <table:table-cell office:value-type="string">
            <text:p>Использовать расширение TSX для компонентов с выводом JSX (или настроить сборщик на восприятие .TS, как .TSX в том числе)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/>
          <table:table-cell table:style-name="ce2" office:value-type="string">
            <text:p>CORS (Cross <text:span text:style-name="T1">Origin</text:span> Resource Sharing) + Vite <text:span text:style-name="T1">proxy</text:span></text:p>
          </table:table-cell>
        </table:table-row>
        <table:table-row table:style-name="ro3">
          <table:table-cell/>
          <table:table-cell office:value-type="string">
            <text:p>При разработке приложения с фронт и бек, для избегания ошибки при передаче кросс-доменных запросов, в Vite настраивается прокси</text:p>
          </table:table-cell>
        </table:table-row>
        <table:table-row table:style-name="ro3">
          <table:table-cell/>
          <table:table-cell office:value-type="string">
            <text:p>А CORS используется на беке для обработки (приема, передачи) запросов между разными ресурсами (например, доменами, портами, поддоменами)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9">19.05.2025</text:date>, <text:time>19:24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9T19:17:42.84</meta:creation-date>
    <meta:generator>OpenOffice/4.1.7$Win32 OpenOffice.org_project/417m1$Build-9800</meta:generator>
    <dc:date>2025-05-19T19:24:01.82</dc:date>
    <meta:editing-duration>PT6M18S</meta:editing-duration>
    <meta:editing-cycles>2</meta:editing-cycles>
    <meta:document-statistic meta:table-count="3" meta:cell-count="9" meta:object-count="0"/>
  </office:meta>
</office:document-meta>
</file>